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571in"/>
    </style:style>
    <style:style style:name="co2" style:family="table-column">
      <style:table-column-properties fo:break-before="auto" style:column-width="1.15in"/>
    </style:style>
    <style:style style:name="co3" style:family="table-column">
      <style:table-column-properties fo:break-before="auto" style:column-width="1.0646in"/>
    </style:style>
    <style:style style:name="co4" style:family="table-column">
      <style:table-column-properties fo:break-before="auto" style:column-width="1.364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Tier</text:p>
          </table:table-cell>
          <table:table-cell office:value-type="string">
            <text:p>Melee Weapon</text:p>
          </table:table-cell>
          <table:table-cell office:value-type="string">
            <text:p>Melee Power</text:p>
          </table:table-cell>
          <table:table-cell office:value-type="string">
            <text:p>Melee Armo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oden Dagger</text:p>
          </table:table-cell>
          <table:table-cell office:value-type="string">
            <text:p>Knockback</text:p>
          </table:table-cell>
          <table:table-cell office:value-type="string">
            <text:p>Leather Armor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Steel Dagger</text:p>
          </table:table-cell>
          <table:table-cell/>
          <table:table-cell office:value-type="string">
            <text:p>Hardened Leather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Ice Saber</text:p>
          </table:table-cell>
          <table:table-cell office:value-type="string">
            <text:p>Cleave</text:p>
          </table:table-cell>
          <table:table-cell office:value-type="string">
            <text:p>Salamander Leather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Fire Saber</text:p>
          </table:table-cell>
          <table:table-cell/>
          <table:table-cell office:value-type="string">
            <text:p>Yeti Leather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Rapier</text:p>
          </table:table-cell>
          <table:table-cell office:value-type="string">
            <text:p>Life Tap</text:p>
          </table:table-cell>
          <table:table-cell office:value-type="string">
            <text:p>Paladin's Leather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Longsword</text:p>
          </table:table-cell>
          <table:table-cell/>
          <table:table-cell office:value-type="string">
            <text:p>Holy Leather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Tier</text:p>
          </table:table-cell>
          <table:table-cell office:value-type="string">
            <text:p>Magic Weapon</text:p>
          </table:table-cell>
          <table:table-cell office:value-type="string">
            <text:p>Magic Power</text:p>
          </table:table-cell>
          <table:table-cell office:value-type="string">
            <text:p>Magic Armor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ooden Wand</text:p>
          </table:table-cell>
          <table:table-cell office:value-type="string">
            <text:p>Shock</text:p>
          </table:table-cell>
          <table:table-cell office:value-type="string">
            <text:p>Chain Mail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Iron Wand</text:p>
          </table:table-cell>
          <table:table-cell office:value-type="string">
            <text:p>Heal</text:p>
          </table:table-cell>
          <table:table-cell office:value-type="string">
            <text:p>Primal Chain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Ice Wand</text:p>
          </table:table-cell>
          <table:table-cell office:value-type="string">
            <text:p>Ice</text:p>
          </table:table-cell>
          <table:table-cell office:value-type="string">
            <text:p>Ice Mail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Fire Wand</text:p>
          </table:table-cell>
          <table:table-cell office:value-type="string">
            <text:p>Fire</text:p>
          </table:table-cell>
          <table:table-cell office:value-type="string">
            <text:p>Fire Mail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Steel Wand</text:p>
          </table:table-cell>
          <table:table-cell office:value-type="string">
            <text:p>Shield</text:p>
          </table:table-cell>
          <table:table-cell office:value-type="string">
            <text:p>Half Plat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Shaman Wand</text:p>
          </table:table-cell>
          <table:table-cell office:value-type="string">
            <text:p>Meteor</text:p>
          </table:table-cell>
          <table:table-cell office:value-type="string">
            <text:p>Shaman Plate</text:p>
          </table:table-cell>
        </table:table-row>
        <table:table-row table:style-name="ro3">
          <table:table-cell table:number-columns-repeated="4"/>
        </table:table-row>
        <table:table-row table:style-name="ro2">
          <table:table-cell office:value-type="string">
            <text:p>Tier</text:p>
          </table:table-cell>
          <table:table-cell office:value-type="string">
            <text:p>Ranger Weapon</text:p>
          </table:table-cell>
          <table:table-cell office:value-type="string">
            <text:p>Ranger Power</text:p>
          </table:table-cell>
          <table:table-cell office:value-type="string">
            <text:p>Ranger Armo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howing Dagger</text:p>
          </table:table-cell>
          <table:table-cell office:value-type="string">
            <text:p>Fan of Knives</text:p>
          </table:table-cell>
          <table:table-cell office:value-type="string">
            <text:p>Cloth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hortbow</text:p>
          </table:table-cell>
          <table:table-cell office:value-type="string">
            <text:p>Ricochet Arrow</text:p>
          </table:table-cell>
          <table:table-cell office:value-type="string">
            <text:p>Archer's Gear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Icebow</text:p>
          </table:table-cell>
          <table:table-cell office:value-type="string">
            <text:p>Split Arrow</text:p>
          </table:table-cell>
          <table:table-cell office:value-type="string">
            <text:p>Rogue's Gear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Firebow</text:p>
          </table:table-cell>
          <table:table-cell/>
          <table:table-cell office:value-type="string">
            <text:p>Assassin's Gear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Recurve Bow</text:p>
          </table:table-cell>
          <table:table-cell/>
          <table:table-cell office:value-type="string">
            <text:p>Sniper Gear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Great bow</text:p>
          </table:table-cell>
          <table:table-cell/>
          <table:table-cell office:value-type="string">
            <text:p>Ninja Gear</text:p>
          </table:table-cell>
        </table:table-row>
        <table:table-row table:style-name="ro3">
          <table:table-cell table:number-columns-repeated="4"/>
        </table:table-row>
        <table:table-row table:style-name="ro2">
          <table:table-cell office:value-type="string">
            <text:p>Tier</text:p>
          </table:table-cell>
          <table:table-cell office:value-type="string">
            <text:p>Weapon Requires</text:p>
          </table:table-cell>
          <table:table-cell office:value-type="string">
            <text:p>Armor Requires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table:number-columns-repeated="2" office:value-type="float" office:value="9">
            <text:p>9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9.5">
            <text:p>9.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9">00/00/0000</text:date>, <text:time style:data-style-name="N2" text:time-value="0000-00-00T19:02:03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9T14:38:43</meta:creation-date>
    <dc:date>2013-03-09T19:04:38</dc:date>
    <meta:editing-duration>PT10S</meta:editing-duration>
    <meta:editing-cycles>3</meta:editing-cycles>
    <meta:generator>LibreOffice/3.6$Linux_X86_64 LibreOffice_project/360m1$Build-2</meta:generator>
    <meta:document-statistic meta:table-count="1" meta:cell-count="99" meta:object-count="0"/>
  </office:meta>
</office:document-meta>
</file>